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1eed3" style:font-size-asian="10.5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2e256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49e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7e4" style:font-size-asian="10.5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c0e3c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11eed3" style:font-size-asian="10.5p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12e256" style:font-size-asian="10.5p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7a749e" style:font-size-asian="10.5p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7a77e4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normal" officeooo:rsid="0016a06f" officeooo:paragraph-rsid="0016a06f" style:font-size-asian="10.5p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normal" officeooo:rsid="0019f1a6" officeooo:paragraph-rsid="0019f1a6" style:font-size-asian="10.5p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normal" officeooo:rsid="001c8e89" officeooo:paragraph-rsid="001c8e89" style:font-size-asian="10.5p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weight="normal" officeooo:rsid="001db486" officeooo:paragraph-rsid="001db486" style:font-size-asian="10.5p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officeooo:rsid="001f4b57" officeooo:paragraph-rsid="001f4b57" style:font-size-asian="10.5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officeooo:rsid="0022c956" officeooo:paragraph-rsid="0022c956" style:font-size-asian="10.5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normal" officeooo:rsid="0033856e" officeooo:paragraph-rsid="0033856e" style:font-size-asian="10.5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38d350" officeooo:paragraph-rsid="0038d350" style:font-size-asian="10.5p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3b1c04" officeooo:paragraph-rsid="003b1c04" style:font-size-asian="10.5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3c888d" officeooo:paragraph-rsid="003c888d" style:font-size-asian="10.5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officeooo:rsid="0044a95b" officeooo:paragraph-rsid="0044a95b" style:font-size-asian="10.5p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normal" officeooo:rsid="004a6d98" officeooo:paragraph-rsid="004a6d98" style:font-size-asian="10.5p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weight="normal" officeooo:rsid="004c18e0" officeooo:paragraph-rsid="004c18e0" style:font-size-asian="10.5p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rsid="0053958b" officeooo:paragraph-rsid="0053958b" style:font-size-asian="10.5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593428" officeooo:paragraph-rsid="00593428" style:font-size-asian="10.5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normal" officeooo:rsid="005c7f0b" officeooo:paragraph-rsid="005c7f0b" style:font-size-asian="10.5p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weight="normal" officeooo:rsid="00612d1e" officeooo:paragraph-rsid="00612d1e" style:font-size-asian="10.5p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normal" officeooo:rsid="006be2a9" officeooo:paragraph-rsid="006be2a9" style:font-size-asian="10.5p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normal" officeooo:rsid="006da4fa" officeooo:paragraph-rsid="006da4fa" style:font-size-asian="10.5p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normal" officeooo:rsid="0072494c" officeooo:paragraph-rsid="0072494c" style:font-size-asian="10.5p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normal" officeooo:rsid="00875dc2" officeooo:paragraph-rsid="00875dc2" style:font-size-asian="10.5pt" style:font-weight-asian="normal" style:font-weight-complex="normal"/>
    </style:style>
    <style:style style:name="T1" style:family="text">
      <style:text-properties officeooo:rsid="0012fc04"/>
    </style:style>
    <style:style style:name="T2" style:family="text">
      <style:text-properties officeooo:rsid="001809bd"/>
    </style:style>
    <style:style style:name="T3" style:family="text">
      <style:text-properties officeooo:rsid="001a3228"/>
    </style:style>
    <style:style style:name="T4" style:family="text">
      <style:text-properties officeooo:rsid="00206920"/>
    </style:style>
    <style:style style:name="T5" style:family="text">
      <style:text-properties officeooo:rsid="0026917e"/>
    </style:style>
    <style:style style:name="T6" style:family="text">
      <style:text-properties officeooo:rsid="0026d2b1"/>
    </style:style>
    <style:style style:name="T7" style:family="text">
      <style:text-properties officeooo:rsid="00287d1a"/>
    </style:style>
    <style:style style:name="T8" style:family="text">
      <style:text-properties officeooo:rsid="002d131e"/>
    </style:style>
    <style:style style:name="T9" style:family="text">
      <style:text-properties officeooo:rsid="003580a4"/>
    </style:style>
    <style:style style:name="T10" style:family="text">
      <style:text-properties officeooo:rsid="003a1693"/>
    </style:style>
    <style:style style:name="T11" style:family="text">
      <style:text-properties officeooo:rsid="003c2876"/>
    </style:style>
    <style:style style:name="T12" style:family="text">
      <style:text-properties officeooo:rsid="003d3be2"/>
    </style:style>
    <style:style style:name="T13" style:family="text">
      <style:text-properties officeooo:rsid="004682de"/>
    </style:style>
    <style:style style:name="T14" style:family="text">
      <style:text-properties officeooo:rsid="004939a6"/>
    </style:style>
    <style:style style:name="T15" style:family="text">
      <style:text-properties officeooo:rsid="004e3db5"/>
    </style:style>
    <style:style style:name="T16" style:family="text">
      <style:text-properties officeooo:rsid="00503b5c"/>
    </style:style>
    <style:style style:name="T17" style:family="text">
      <style:text-properties officeooo:rsid="00550b82"/>
    </style:style>
    <style:style style:name="T18" style:family="text">
      <style:text-properties officeooo:rsid="0059d923"/>
    </style:style>
    <style:style style:name="T19" style:family="text">
      <style:text-properties officeooo:rsid="005b8034"/>
    </style:style>
    <style:style style:name="T20" style:family="text">
      <style:text-properties officeooo:rsid="005e4fa9"/>
    </style:style>
    <style:style style:name="T21" style:family="text">
      <style:text-properties officeooo:rsid="00632886"/>
    </style:style>
    <style:style style:name="T22" style:family="text">
      <style:text-properties officeooo:rsid="0064b685"/>
    </style:style>
    <style:style style:name="T23" style:family="text">
      <style:text-properties officeooo:rsid="00682524"/>
    </style:style>
    <style:style style:name="T24" style:family="text">
      <style:text-properties officeooo:rsid="006a48c1"/>
    </style:style>
    <style:style style:name="T25" style:family="text">
      <style:text-properties officeooo:rsid="006be3d6"/>
    </style:style>
    <style:style style:name="T26" style:family="text">
      <style:text-properties officeooo:rsid="006efd33"/>
    </style:style>
    <style:style style:name="T27" style:family="text">
      <style:text-properties officeooo:rsid="00742065"/>
    </style:style>
    <style:style style:name="T28" style:family="text">
      <style:text-properties officeooo:rsid="007911a6"/>
    </style:style>
    <style:style style:name="T29" style:family="text">
      <style:text-properties officeooo:rsid="007a749e"/>
    </style:style>
    <style:style style:name="T30" style:family="text">
      <style:text-properties officeooo:rsid="007a77e4"/>
    </style:style>
    <style:style style:name="T31" style:family="text">
      <style:text-properties officeooo:rsid="007c0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 [00:00]</text:p>
      <text:p text:style-name="P6"/>
      <text:p text:style-name="P10">Hello everyone, my name is Nathan Piasco, I’m a <text:span text:style-name="T2">third-year</text:span> <text:span text:style-name="T2">French</text:span> PhD student <text:span text:style-name="T2">and today I will present you my work called “Learning scene geometry for Visual Localization in Challenging conditions”.</text:span></text:p>
      <text:p text:style-name="P1"/>
      <text:p text:style-name="P2">Slide <text:span text:style-name="T1">2</text:span> [00:<text:span text:style-name="T5">1</text:span>0]</text:p>
      <text:p text:style-name="P2"/>
      <text:p text:style-name="P11">Let’s move on a short introduction. <text:span text:style-name="T3">I’m interested in visual based localization, that mean we want to <text:s/>localize an input image across a known reference. </text:span></text:p>
      <text:p text:style-name="P12">We admit that we have access to a pool of geolocalized images covering the target area of localization.</text:p>
      <text:p text:style-name="P13">So we can cast the localization problem as an image retrieval problem and we can find the closest candidate to our query in the image database. </text:p>
      <text:p text:style-name="P14">Once we have match between our query image and a geolocalized image from the database, we can transfer the position of the retrieved candidate to our query. <text:span text:style-name="T4">We obtain a coarse pose estimation that can used as it or as an initialization for a pose refinement step.</text:span></text:p>
      <text:p text:style-name="P2"/>
      <text:p text:style-name="P2">Slide <text:span text:style-name="T1">3</text:span> [0<text:span text:style-name="T6">1</text:span>:<text:span text:style-name="T6">1</text:span>0]</text:p>
      <text:p text:style-name="P2"/>
      <text:p text:style-name="P15">The major challenge in visual based localization is the fact that the visual appearance of the same scene can change drastically <text:span text:style-name="T7">between two acquisition. For instance, as we can see in this example, if the database images have been collected during a sunny day of summer, and the query during a snowy day of winter, images of the same scene will not look the same and the image retrieval matching will probably failed.</text:span></text:p>
      <text:p text:style-name="P2"/>
      <text:p text:style-name="P2">Slide <text:span text:style-name="T1">4</text:span> [0<text:span text:style-name="T8">1</text:span>:<text:span text:style-name="T8">4</text:span>0]</text:p>
      <text:p text:style-name="P2"/>
      <text:p text:style-name="P16">However, the geometry of the scene should remains stable between <text:span text:style-name="T9">different acquisition of the same scene. <text:s/></text:span></text:p>
      <text:p text:style-name="P17">But the scene geometry can be costly to obtain and is not always available. For example, if we tackle the localization of a light-weight robot with only a monocular camera, like a UAV, <text:span text:style-name="T10">we will not have the depth map associated to the camera.</text:span></text:p>
      <text:p text:style-name="P18">Question...</text:p>
      <text:p text:style-name="P17"/>
      <text:p text:style-name="P2">Slide <text:span text:style-name="T1">5</text:span> [0<text:span text:style-name="T11">2</text:span>:<text:span text:style-name="T11">3</text:span>0]</text:p>
      <text:p text:style-name="P19"/>
      <text:p text:style-name="P19">Our method is focused on the design of a image descriptor for the task of image localization. <text:span text:style-name="T12">We used fully convolutional neural network in order to create a global descriptor for the images. The CNN produces dense features map that are subsequently reduced by a pooling operation in order to create a low dimensional feature vector that describe the input image.</text:span></text:p>
      <text:p text:style-name="P20">I will no <text:span text:style-name="T13">briefly</text:span> explain how to train such a CNN for the specif task of image localization.</text:p>
      <text:p text:style-name="P2"/>
      <text:p text:style-name="P2">Slide <text:span text:style-name="T1">6</text:span> [0<text:span text:style-name="T14">3</text:span>:<text:span text:style-name="T14">3</text:span>0]</text:p>
      <text:p text:style-name="P21"/>
      <text:p text:style-name="P21">In order to train such a global descriptor, we use image triplet. A triplet is composed of an anchor image, a positive example that represent the same scene as the anchor but with different view point or illumination conditions, and a negative example unrelated to the anchor image. </text:p>
      <text:p text:style-name="P22">We apply our global image descriptor on those three images to obtain the three low dimensional descriptor.</text:p>
      <text:p text:style-name="P22"><text:soft-page-break/>We finally used a triplet loss function that aims to enforce the similarity between the anchor descriptor and the positive example descriptor and penalize the similarity between the negative example descriptor and the anchor <text:span text:style-name="T15">descriptor.</text:span></text:p>
      <text:p text:style-name="P2"/>
      <text:p text:style-name="P2">Slide <text:span text:style-name="T1">7</text:span> [0<text:span text:style-name="T16">4</text:span>:<text:span text:style-name="T16">4</text:span>0]</text:p>
      <text:p text:style-name="P2"/>
      <text:p text:style-name="P23">Now let me introduce our proposed training method to create a robust image descriptor. <text:span text:style-name="T17">We built on the original triplet loss function to train a first powerful image descriptor. </text:span></text:p>
      <text:p text:style-name="P24">Then we use <text:span text:style-name="T18">known </text:span>depth map associated to the <text:span text:style-name="T19">image to train in a supervised way a CNN decoder that will reproduce the geometry according to a monocular image. We use the latent representation computed by our first encoder as input to the CNN decoder and use a simple L1 loss function during training. </text:span></text:p>
      <text:p text:style-name="P25">Then we use the depth map <text:span text:style-name="T20">reconstructed by our decoder </text:span>associated to the original image triplet to train, <text:span text:style-name="T23">with another CNN encoder,</text:span> a depth map descriptor with a triplet loss.</text:p>
      <text:p text:style-name="P26">We finally fuse the two descriptor<text:span text:style-name="T24">s</text:span>, the image descriptor and the depth map descriptor, into a single vector.</text:p>
      <text:p text:style-name="P2"/>
      <text:p text:style-name="P2">Slide <text:span text:style-name="T1">8</text:span> [0<text:span text:style-name="T21">5</text:span>:<text:span text:style-name="T22">5</text:span>0]</text:p>
      <text:p text:style-name="P2"/>
      <text:p text:style-name="P27">It is important to notice that our training framework needs two different type of data to be trained. <text:span text:style-name="T25">For the descriptor training, related to the CNN in red, we need image triplet.</text:span></text:p>
      <text:p text:style-name="P28">And for the depth from monocular training, related to the CNN decoder, we only need aligned pair of image and depth map.</text:p>
      <text:p text:style-name="P2"/>
      <text:p text:style-name="P2">Slide <text:span text:style-name="T1">9</text:span> [0<text:span text:style-name="T26">6</text:span>:<text:span text:style-name="T26">3</text:span>0]</text:p>
      <text:p text:style-name="P2"/>
      <text:p text:style-name="P29">After training, our system rely on-image only as we reconstruct the depth map with our CNN decoder. <text:span text:style-name="T27">To summary: the query image is passed to our system that return a compact descriptor, the database of geolocalized images are processed in a same manner, then we search for the nearest neighbor of the query descriptor and we associated the retrieved pose to query.</text:span></text:p>
      <text:p text:style-name="P2"/>
      <text:p text:style-name="P2">Slide 1<text:span text:style-name="T1">0</text:span> [0<text:span text:style-name="T28">7</text:span>:00]</text:p>
      <text:p text:style-name="P2"/>
      <text:p text:style-name="P7">.</text:p>
      <text:p text:style-name="P2"/>
      <text:p text:style-name="P2">Slide <text:span text:style-name="T1">1</text:span>1 [00:00]</text:p>
      <text:p text:style-name="P2"/>
      <text:p text:style-name="P7">.</text:p>
      <text:p text:style-name="P2"/>
      <text:p text:style-name="P2">Slide 1<text:span text:style-name="T1">2</text:span> [00:00]</text:p>
      <text:p text:style-name="P2"/>
      <text:p text:style-name="P7">.</text:p>
      <text:p text:style-name="P2"/>
      <text:p text:style-name="P2">Slide 1<text:span text:style-name="T1">3</text:span> [00:00]</text:p>
      <text:p text:style-name="P2"/>
      <text:p text:style-name="P7">.</text:p>
      <text:p text:style-name="P2"/>
      <text:p text:style-name="P3">Slide 1<text:span text:style-name="T29">4</text:span> [00:00]</text:p>
      <text:p text:style-name="P3"/>
      <text:p text:style-name="P8">.</text:p>
      <text:p text:style-name="P3"/>
      <text:p text:style-name="P3">Slide 1<text:span text:style-name="T29">5</text:span> [00:00]</text:p>
      <text:p text:style-name="P3"><text:soft-page-break/></text:p>
      <text:p text:style-name="P8">.</text:p>
      <text:p text:style-name="P3"/>
      <text:p text:style-name="P3">Slide 1<text:span text:style-name="T29">6</text:span> [00:00]</text:p>
      <text:p text:style-name="P3"/>
      <text:p text:style-name="P8">.</text:p>
      <text:p text:style-name="P4"/>
      <text:p text:style-name="P4">Slide 1<text:span text:style-name="T29">6</text:span> [00:00]</text:p>
      <text:p text:style-name="P4"/>
      <text:p text:style-name="P30">.</text:p>
      <text:p text:style-name="P4"/>
      <text:p text:style-name="P4">Slide 1<text:span text:style-name="T30">7</text:span> [00:00]</text:p>
      <text:p text:style-name="P4"/>
      <text:p text:style-name="P9">.</text:p>
      <text:p text:style-name="P4"/>
      <text:p text:style-name="P4">Slide 1<text:span text:style-name="T30">8</text:span> [00:00]</text:p>
      <text:p text:style-name="P4"/>
      <text:p text:style-name="P9">.</text:p>
      <text:p text:style-name="P4"/>
      <text:p text:style-name="P5">Slide 1<text:span text:style-name="T31">9</text:span> [<text:span text:style-name="T31">1</text:span>0:00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59:50.001217554</meta:creation-date>
    <meta:generator>LibreOffice/5.1.6.2$Linux_X86_64 LibreOffice_project/10m0$Build-2</meta:generator>
    <dc:date>2019-05-03T16:07:26.111981477</dc:date>
    <meta:editing-duration>PT5H6M47S</meta:editing-duration>
    <meta:editing-cycles>114</meta:editing-cycles>
    <meta:document-statistic meta:table-count="0" meta:image-count="0" meta:object-count="0" meta:page-count="3" meta:paragraph-count="51" meta:word-count="777" meta:character-count="4467" meta:non-whitespace-character-count="3733"/>
  </office:meta>
</office:document-meta>
</file>